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minal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out (A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972" calcext:value-type="float">
            <text:p>1.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7" calcext:value-type="float">
            <text:p>1.87</text:p>
          </table:table-cell>
        </table:table-row>
      </table:table>
      <table:table table:name="Peak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out (A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41" calcext:value-type="float">
            <text:p>2.04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92" calcext:value-type="float">
            <text:p>2.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1:33:23.274304322</meta:creation-date>
    <dc:date>2017-11-11T21:43:02.204212288</dc:date>
    <meta:editing-duration>PT9M38S</meta:editing-duration>
    <meta:editing-cycles>2</meta:editing-cycles>
    <meta:generator>LibreOffice/5.3.7.2.0$Linux_X86_64 LibreOffice_project/30$Build-2</meta:generator>
    <meta:document-statistic meta:table-count="2" meta:cell-count="24" meta:object-count="0"/>
  </office:meta>
</office:document-meta>
</file>